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Melissa Riermeier</text:span></text:p>
      <text:p text:style-name="P3"><text:tab/><text:tab/></text:p>
      <text:p text:style-name="P2"><text:span text:style-name="Highlighted_20_with_20_gray_20_Char"><text:span text:style-name="T4">Optio maxime at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d9570f06-c3f4-4063-beae-2277c45b8153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a993a1d7-fb53-4db8-88be-873cb7470dd5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b4c66f3a-3a01-42c9-a2e9-90713e94d29a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ngoc_lemke@leannon.inf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